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8514fix.fon</text:p>
      <text:p text:style-name="Standard">8514fixe.fon</text:p>
      <text:p text:style-name="Standard">8514fixg.fon</text:p>
      <text:p text:style-name="Standard">8514fixr.fon</text:p>
      <text:p text:style-name="Standard">8514fixt.fon</text:p>
      <text:p text:style-name="Standard">8514oem.fon</text:p>
      <text:p text:style-name="Standard">8514oeme.fon</text:p>
      <text:p text:style-name="Standard">8514oemg.fon</text:p>
      <text:p text:style-name="Standard">8514oemr.fon</text:p>
      <text:p text:style-name="Standard">8514oemt.fon</text:p>
      <text:p text:style-name="Standard">8514sys.fon</text:p>
      <text:p text:style-name="Standard">8514syse.fon</text:p>
      <text:p text:style-name="Standard">8514sysg.fon</text:p>
      <text:p text:style-name="Standard">8514sysr.fon</text:p>
      <text:p text:style-name="Standard">8514syst.fon</text:p>
      <text:p text:style-name="Standard">85775.fon</text:p>
      <text:p text:style-name="Standard">85855.fon</text:p>
      <text:p text:style-name="Standard">85f1255.fon</text:p>
      <text:p text:style-name="Standard">85f1256.fon</text:p>
      <text:p text:style-name="Standard">85f1257.fon</text:p>
      <text:p text:style-name="Standard">85f874.fon</text:p>
      <text:p text:style-name="Standard">85s1255.fon</text:p>
      <text:p text:style-name="Standard">85s1256.fon</text:p>
      <text:p text:style-name="Standard">85s1257.fon</text:p>
      <text:p text:style-name="Standard">85s874.fon</text:p>
      <text:p text:style-name="Standard">app775.fon</text:p>
      <text:p text:style-name="Standard">app850.fon</text:p>
      <text:p text:style-name="Standard">app852.fon</text:p>
      <text:p text:style-name="Standard">app855.fon</text:p>
      <text:p text:style-name="Standard">app857.fon</text:p>
      <text:p text:style-name="Standard">app866.fon</text:p>
      <text:p text:style-name="Standard">app932.fon</text:p>
      <text:p text:style-name="Standard">app936.fon</text:p>
      <text:p text:style-name="Standard">app949.fon</text:p>
      <text:p text:style-name="Standard">app950.fon</text:p>
      <text:p text:style-name="Standard">arial.ttf</text:p>
      <text:p text:style-name="Standard">arialbd.ttf</text:p>
      <text:p text:style-name="Standard">arialbi.ttf</text:p>
      <text:p text:style-name="Standard">ariali.ttf</text:p>
      <text:p text:style-name="Standard">ariblk.ttf</text:p>
      <text:p text:style-name="Standard">bahnschrift.ttf</text:p>
      <text:p text:style-name="Standard">c8514fix.fon</text:p>
      <text:p text:style-name="Standard">c8514oem.fon</text:p>
      <text:p text:style-name="Standard">c8514sys.fon</text:p>
      <text:p text:style-name="Standard">calibri.ttf</text:p>
      <text:p text:style-name="Standard">calibrib.ttf</text:p>
      <text:p text:style-name="Standard">calibrii.ttf</text:p>
      <text:p text:style-name="Standard">calibril.ttf</text:p>
      <text:p text:style-name="Standard">calibrili.ttf</text:p>
      <text:p text:style-name="Standard">calibriz.ttf</text:p>
      <text:p text:style-name="Standard">cambria.ttc</text:p>
      <text:p text:style-name="Standard">cambriab.ttf</text:p>
      <text:p text:style-name="Standard">cambriai.ttf</text:p>
      <text:p text:style-name="Standard">cambriaz.ttf</text:p>
      <text:p text:style-name="Standard">Candara.ttf</text:p>
      <text:p text:style-name="Standard">Candarab.ttf</text:p>
      <text:p text:style-name="Standard">Candarai.ttf</text:p>
      <text:p text:style-name="Standard">Candaraz.ttf</text:p>
      <text:p text:style-name="Standard">cga40737.fon</text:p>
      <text:p text:style-name="Standard">cga40850.fon</text:p>
      <text:p text:style-name="Standard">cga40852.fon</text:p>
      <text:p text:style-name="Standard">cga40857.fon</text:p>
      <text:p text:style-name="Standard">cga40866.fon</text:p>
      <text:p text:style-name="Standard">cga40869.fon</text:p>
      <text:p text:style-name="Standard">cga40woa.fon</text:p>
      <text:p text:style-name="Standard">cga80737.fon</text:p>
      <text:p text:style-name="Standard">cga80850.fon</text:p>
      <text:p text:style-name="Standard">cga80852.fon</text:p>
      <text:p text:style-name="Standard">cga80857.fon</text:p>
      <text:p text:style-name="Standard">cga80866.fon</text:p>
      <text:p text:style-name="Standard">cga80869.fon</text:p>
      <text:p text:style-name="Standard">cga80woa.fon</text:p>
      <text:p text:style-name="Standard">comic.ttf</text:p>
      <text:p text:style-name="Standard">comicbd.ttf</text:p>
      <text:p text:style-name="Standard">comici.ttf</text:p>
      <text:p text:style-name="Standard">comicz.ttf</text:p>
      <text:p text:style-name="Standard">consola.ttf</text:p>
      <text:p text:style-name="Standard">consolab.ttf</text:p>
      <text:p text:style-name="Standard">consolai.ttf</text:p>
      <text:p text:style-name="Standard">consolaz.ttf</text:p>
      <text:p text:style-name="Standard">constan.ttf</text:p>
      <text:p text:style-name="Standard">constanb.ttf</text:p>
      <text:p text:style-name="Standard">constani.ttf</text:p>
      <text:p text:style-name="Standard">constanz.ttf</text:p>
      <text:p text:style-name="Standard">corbel.ttf</text:p>
      <text:p text:style-name="Standard">corbelb.ttf</text:p>
      <text:p text:style-name="Standard">corbeli.ttf</text:p>
      <text:p text:style-name="Standard">corbelz.ttf</text:p>
      <text:p text:style-name="Standard">coue1255.fon</text:p>
      <text:p text:style-name="Standard">coue1256.fon</text:p>
      <text:p text:style-name="Standard">coue1257.fon</text:p>
      <text:p text:style-name="Standard">couf1255.fon</text:p>
      <text:p text:style-name="Standard">couf1256.fon</text:p>
      <text:p text:style-name="Standard">couf1257.fon</text:p>
      <text:p text:style-name="Standard">cour.ttf</text:p>
      <text:p text:style-name="Standard">courbd.ttf</text:p>
      <text:p text:style-name="Standard">courbi.ttf</text:p>
      <text:p text:style-name="Standard">coure.fon</text:p>
      <text:p text:style-name="Standard">couree.fon</text:p>
      <text:p text:style-name="Standard">coureg.fon</text:p>
      <text:p text:style-name="Standard">courer.fon</text:p>
      <text:p text:style-name="Standard">couret.fon</text:p>
      <text:p text:style-name="Standard">courf.fon</text:p>
      <text:p text:style-name="Standard">courfe.fon</text:p>
      <text:p text:style-name="Standard">courfg.fon</text:p>
      <text:p text:style-name="Standard">courfr.fon</text:p>
      <text:p text:style-name="Standard">courft.fon</text:p>
      <text:p text:style-name="Standard">couri.ttf</text:p>
      <text:p text:style-name="Standard">cvgafix.fon</text:p>
      <text:p text:style-name="Standard">cvgasys.fon</text:p>
      <text:p text:style-name="Standard">dos737.fon</text:p>
      <text:p text:style-name="Standard">dos869.fon</text:p>
      <text:p text:style-name="Standard">dosapp.fon</text:p>
      <text:p text:style-name="Standard">ebrima.ttf</text:p>
      <text:p text:style-name="Standard">ebrimabd.ttf</text:p>
      <text:p text:style-name="Standard">ega40737.fon</text:p>
      <text:p text:style-name="Standard">ega40850.fon</text:p>
      <text:p text:style-name="Standard">ega40852.fon</text:p>
      <text:p text:style-name="Standard">ega40857.fon</text:p>
      <text:p text:style-name="Standard">ega40866.fon</text:p>
      <text:p text:style-name="Standard">ega40869.fon</text:p>
      <text:p text:style-name="Standard">ega40woa.fon</text:p>
      <text:p text:style-name="Standard">ega80737.fon</text:p>
      <text:p text:style-name="Standard">ega80850.fon</text:p>
      <text:p text:style-name="Standard">ega80852.fon</text:p>
      <text:p text:style-name="Standard">ega80857.fon</text:p>
      <text:p text:style-name="Standard">ega80866.fon</text:p>
      <text:p text:style-name="Standard">ega80869.fon</text:p>
      <text:p text:style-name="Standard">ega80woa.fon</text:p>
      <text:p text:style-name="Standard">framd.ttf</text:p>
      <text:p text:style-name="Standard">framdit.ttf</text:p>
      <text:p text:style-name="Standard">Gabriola.ttf</text:p>
      <text:p text:style-name="Standard">gadugi.ttf</text:p>
      <text:p text:style-name="Standard">gadugib.ttf</text:p>
      <text:p text:style-name="Standard">georgia.ttf</text:p>
      <text:p text:style-name="Standard">georgiab.ttf</text:p>
      <text:p text:style-name="Standard">georgiai.ttf</text:p>
      <text:p text:style-name="Standard">georgiaz.ttf</text:p>
      <text:p text:style-name="Standard">GlobalMonospace.CompositeFont</text:p>
      <text:p text:style-name="Standard">GlobalSansSerif.CompositeFont</text:p>
      <text:p text:style-name="Standard">GlobalSerif.CompositeFont</text:p>
      <text:p text:style-name="Standard">GlobalUserInterface.CompositeFont</text:p>
      <text:p text:style-name="Standard">h8514fix.fon</text:p>
      <text:p text:style-name="Standard">h8514oem.fon</text:p>
      <text:p text:style-name="Standard">h8514sys.fon</text:p>
      <text:p text:style-name="Standard">himalaya.ttf</text:p>
      <text:p text:style-name="Standard">holomdl2.ttf</text:p>
      <text:p text:style-name="Standard">hvgafix.fon</text:p>
      <text:p text:style-name="Standard">hvgasys.fon</text:p>
      <text:p text:style-name="Standard">impact.ttf</text:p>
      <text:p text:style-name="Standard">Inkfree.ttf</text:p>
      <text:p text:style-name="Standard">j8514fix.fon</text:p>
      <text:p text:style-name="Standard">j8514oem.fon</text:p>
      <text:p text:style-name="Standard">j8514sys.fon</text:p>
      <text:p text:style-name="Standard">javatext.ttf</text:p>
      <text:p text:style-name="Standard">jsmalle.fon</text:p>
      <text:p text:style-name="Standard">jsmallf.fon</text:p>
      <text:p text:style-name="Standard">jvgafix.fon</text:p>
      <text:p text:style-name="Standard">jvgasys.fon</text:p>
      <text:p text:style-name="Standard">LeelaUIb.ttf</text:p>
      <text:p text:style-name="Standard">LeelawUI.ttf</text:p>
      <text:p text:style-name="Standard">LeelUIsl.ttf</text:p>
      <text:p text:style-name="Standard">lucon.ttf</text:p>
      <text:p text:style-name="Standard">l_10646.ttf</text:p>
      <text:p text:style-name="Standard">malgun.ttf</text:p>
      <text:p text:style-name="Standard">malgunbd.ttf</text:p>
      <text:p text:style-name="Standard">malgunsl.ttf</text:p>
      <text:p text:style-name="Standard">marlett.ttf</text:p>
      <text:p text:style-name="Standard">micross.ttf</text:p>
      <text:p text:style-name="Standard">mingliub.ttc</text:p>
      <text:p text:style-name="Standard">mmrtext.ttf</text:p>
      <text:p text:style-name="Standard">mmrtextb.ttf</text:p>
      <text:p text:style-name="Standard">modern.fon</text:p>
      <text:p text:style-name="Standard">monbaiti.ttf</text:p>
      <text:p text:style-name="Standard">msgothic.ttc</text:p>
      <text:p text:style-name="Standard">msjh.ttc</text:p>
      <text:p text:style-name="Standard">msjhbd.ttc</text:p>
      <text:p text:style-name="Standard">msjhl.ttc</text:p>
      <text:p text:style-name="Standard">msyh.ttc</text:p>
      <text:p text:style-name="Standard">msyhbd.ttc</text:p>
      <text:p text:style-name="Standard">msyhl.ttc</text:p>
      <text:p text:style-name="Standard">msyi.ttf</text:p>
      <text:p text:style-name="Standard">mvboli.ttf</text:p>
      <text:p text:style-name="Standard">Nirmala.ttf</text:p>
      <text:p text:style-name="Standard">NirmalaB.ttf</text:p>
      <text:p text:style-name="Standard">NirmalaS.ttf</text:p>
      <text:p text:style-name="Standard">ntailu.ttf</text:p>
      <text:p text:style-name="Standard">ntailub.ttf</text:p>
      <text:p text:style-name="Standard">pala.ttf</text:p>
      <text:p text:style-name="Standard">palab.ttf</text:p>
      <text:p text:style-name="Standard">palabi.ttf</text:p>
      <text:p text:style-name="Standard">palai.ttf</text:p>
      <text:p text:style-name="Standard"><text:soft-page-break/>phagspa.ttf</text:p>
      <text:p text:style-name="Standard">phagspab.ttf</text:p>
      <text:p text:style-name="Standard">roman.fon</text:p>
      <text:p text:style-name="Standard">s8514fix.fon</text:p>
      <text:p text:style-name="Standard">s8514oem.fon</text:p>
      <text:p text:style-name="Standard">s8514sys.fon</text:p>
      <text:p text:style-name="Standard">script.fon</text:p>
      <text:p text:style-name="Standard">segmdl2.ttf</text:p>
      <text:p text:style-name="Standard">segoepr.ttf</text:p>
      <text:p text:style-name="Standard">segoeprb.ttf</text:p>
      <text:p text:style-name="Standard">segoesc.ttf</text:p>
      <text:p text:style-name="Standard">segoescb.ttf</text:p>
      <text:p text:style-name="Standard">segoeui.ttf</text:p>
      <text:p text:style-name="Standard">segoeuib.ttf</text:p>
      <text:p text:style-name="Standard">segoeuii.ttf</text:p>
      <text:p text:style-name="Standard">segoeuil.ttf</text:p>
      <text:p text:style-name="Standard">segoeuisl.ttf</text:p>
      <text:p text:style-name="Standard">segoeuiz.ttf</text:p>
      <text:p text:style-name="Standard">seguibl.ttf</text:p>
      <text:p text:style-name="Standard">seguibli.ttf</text:p>
      <text:p text:style-name="Standard">seguiemj.ttf</text:p>
      <text:p text:style-name="Standard">seguihis.ttf</text:p>
      <text:p text:style-name="Standard">seguili.ttf</text:p>
      <text:p text:style-name="Standard">seguisb.ttf</text:p>
      <text:p text:style-name="Standard">seguisbi.ttf</text:p>
      <text:p text:style-name="Standard">seguisli.ttf</text:p>
      <text:p text:style-name="Standard">seguisym.ttf</text:p>
      <text:p text:style-name="Standard">sere1255.fon</text:p>
      <text:p text:style-name="Standard">sere1256.fon</text:p>
      <text:p text:style-name="Standard">sere1257.fon</text:p>
      <text:p text:style-name="Standard">serf1255.fon</text:p>
      <text:p text:style-name="Standard">serf1256.fon</text:p>
      <text:p text:style-name="Standard">serf1257.fon</text:p>
      <text:p text:style-name="Standard">serife.fon</text:p>
      <text:p text:style-name="Standard">serifee.fon</text:p>
      <text:p text:style-name="Standard">serifeg.fon</text:p>
      <text:p text:style-name="Standard">serifer.fon</text:p>
      <text:p text:style-name="Standard">serifet.fon</text:p>
      <text:p text:style-name="Standard">seriff.fon</text:p>
      <text:p text:style-name="Standard">seriffe.fon</text:p>
      <text:p text:style-name="Standard">seriffg.fon</text:p>
      <text:p text:style-name="Standard">seriffr.fon</text:p>
      <text:p text:style-name="Standard">serifft.fon</text:p>
      <text:p text:style-name="Standard">simsun.ttc</text:p>
      <text:p text:style-name="Standard">simsunb.ttf</text:p>
      <text:p text:style-name="Standard">Sitka.ttc</text:p>
      <text:p text:style-name="Standard">SitkaB.ttc</text:p>
      <text:p text:style-name="Standard">SitkaI.ttc</text:p>
      <text:p text:style-name="Standard">SitkaZ.ttc</text:p>
      <text:p text:style-name="Standard">smaf1255.fon</text:p>
      <text:p text:style-name="Standard">smaf1256.fon</text:p>
      <text:p text:style-name="Standard">smaf1257.fon</text:p>
      <text:p text:style-name="Standard">smalle.fon</text:p>
      <text:p text:style-name="Standard">smallee.fon</text:p>
      <text:p text:style-name="Standard">smalleg.fon</text:p>
      <text:p text:style-name="Standard">smaller.fon</text:p>
      <text:p text:style-name="Standard">smallet.fon</text:p>
      <text:p text:style-name="Standard">smallf.fon</text:p>
      <text:p text:style-name="Standard">smallfe.fon</text:p>
      <text:p text:style-name="Standard">smallfg.fon</text:p>
      <text:p text:style-name="Standard">smallfr.fon</text:p>
      <text:p text:style-name="Standard">smallft.fon</text:p>
      <text:p text:style-name="Standard">ssee1255.fon</text:p>
      <text:p text:style-name="Standard">ssee1256.fon</text:p>
      <text:p text:style-name="Standard">ssee1257.fon</text:p>
      <text:p text:style-name="Standard">ssee874.fon</text:p>
      <text:p text:style-name="Standard">ssef1255.fon</text:p>
      <text:p text:style-name="Standard">ssef1256.fon</text:p>
      <text:p text:style-name="Standard">ssef1257.fon</text:p>
      <text:p text:style-name="Standard">ssef874.fon</text:p>
      <text:p text:style-name="Standard">sserife.fon</text:p>
      <text:p text:style-name="Standard">sserifee.fon</text:p>
      <text:p text:style-name="Standard">sserifeg.fon</text:p>
      <text:p text:style-name="Standard">sserifer.fon</text:p>
      <text:p text:style-name="Standard">sserifet.fon</text:p>
      <text:p text:style-name="Standard">sseriff.fon</text:p>
      <text:p text:style-name="Standard">sseriffe.fon</text:p>
      <text:p text:style-name="Standard">sseriffg.fon</text:p>
      <text:p text:style-name="Standard">sseriffr.fon</text:p>
      <text:p text:style-name="Standard">sserifft.fon</text:p>
      <text:p text:style-name="Standard">svgafix.fon</text:p>
      <text:p text:style-name="Standard">svgasys.fon</text:p>
      <text:p text:style-name="Standard">sylfaen.ttf</text:p>
      <text:p text:style-name="Standard">symbol.ttf</text:p>
      <text:p text:style-name="Standard">tahoma.ttf</text:p>
      <text:p text:style-name="Standard">tahomabd.ttf</text:p>
      <text:p text:style-name="Standard">taile.ttf</text:p>
      <text:p text:style-name="Standard">taileb.ttf</text:p>
      <text:p text:style-name="Standard">times.ttf</text:p>
      <text:p text:style-name="Standard">timesbd.ttf</text:p>
      <text:p text:style-name="Standard">timesbi.ttf</text:p>
      <text:p text:style-name="Standard">timesi.ttf</text:p>
      <text:p text:style-name="Standard">trebuc.ttf</text:p>
      <text:p text:style-name="Standard">trebucbd.ttf</text:p>
      <text:p text:style-name="Standard">trebucbi.ttf</text:p>
      <text:p text:style-name="Standard">trebucit.ttf</text:p>
      <text:p text:style-name="Standard">verdana.ttf</text:p>
      <text:p text:style-name="Standard">verdanab.ttf</text:p>
      <text:p text:style-name="Standard">verdanai.ttf</text:p>
      <text:p text:style-name="Standard">verdanaz.ttf</text:p>
      <text:p text:style-name="Standard">vga737.fon</text:p>
      <text:p text:style-name="Standard">vga775.fon</text:p>
      <text:p text:style-name="Standard">vga850.fon</text:p>
      <text:p text:style-name="Standard">vga852.fon</text:p>
      <text:p text:style-name="Standard">vga855.fon</text:p>
      <text:p text:style-name="Standard">vga857.fon</text:p>
      <text:p text:style-name="Standard">vga860.fon</text:p>
      <text:p text:style-name="Standard">vga861.fon</text:p>
      <text:p text:style-name="Standard">vga863.fon</text:p>
      <text:p text:style-name="Standard">vga865.fon</text:p>
      <text:p text:style-name="Standard">vga866.fon</text:p>
      <text:p text:style-name="Standard">vga869.fon</text:p>
      <text:p text:style-name="Standard">vga932.fon</text:p>
      <text:p text:style-name="Standard">vga936.fon</text:p>
      <text:p text:style-name="Standard">vga949.fon</text:p>
      <text:p text:style-name="Standard">vga950.fon</text:p>
      <text:p text:style-name="Standard">vgaf1255.fon</text:p>
      <text:p text:style-name="Standard">vgaf1256.fon</text:p>
      <text:p text:style-name="Standard">vgaf1257.fon</text:p>
      <text:p text:style-name="Standard">vgaf874.fon</text:p>
      <text:p text:style-name="Standard">vgafix.fon</text:p>
      <text:p text:style-name="Standard">vgafixe.fon</text:p>
      <text:p text:style-name="Standard">vgafixg.fon</text:p>
      <text:p text:style-name="Standard">vgafixr.fon</text:p>
      <text:p text:style-name="Standard">vgafixt.fon</text:p>
      <text:p text:style-name="Standard">vgaoem.fon</text:p>
      <text:p text:style-name="Standard">vgas1255.fon</text:p>
      <text:p text:style-name="Standard">vgas1256.fon</text:p>
      <text:p text:style-name="Standard">vgas1257.fon</text:p>
      <text:p text:style-name="Standard">vgas874.fon</text:p>
      <text:p text:style-name="Standard">vgasys.fon</text:p>
      <text:p text:style-name="Standard">vgasyse.fon</text:p>
      <text:p text:style-name="Standard">vgasysg.fon</text:p>
      <text:p text:style-name="Standard">vgasysr.fon</text:p>
      <text:p text:style-name="Standard">vgasyst.fon</text:p>
      <text:p text:style-name="Standard">webdings.ttf</text:p>
      <text:p text:style-name="Standard">wingding.ttf</text:p>
      <text:p text:style-name="Standard">YuGothB.ttc</text:p>
      <text:p text:style-name="Standard">YuGothL.ttc</text:p>
      <text:p text:style-name="Standard">YuGothM.ttc</text:p>
      <text:p text:style-name="Standard">YuGothR.tt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4" fo:column-gap="0in">
          <style:column style:rel-width="2493*" fo:start-indent="0in" fo:end-indent="0in"/>
          <style:column style:rel-width="2493*" fo:start-indent="0in" fo:end-indent="0in"/>
          <style:column style:rel-width="2493*" fo:start-indent="0in" fo:end-indent="0in"/>
          <style:column style:rel-width="2493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oug Johnson</meta:initial-creator>
    <meta:creation-date>2020-02-25T19:38:29.92</meta:creation-date>
    <meta:document-statistic meta:table-count="0" meta:image-count="0" meta:object-count="0" meta:page-count="2" meta:paragraph-count="333" meta:word-count="333" meta:character-count="3765"/>
    <dc:date>2020-02-25T19:41:26.47</dc:date>
    <dc:creator>Doug Johnson</dc:creator>
    <meta:editing-duration>PT2M56S</meta:editing-duration>
    <meta:editing-cycles>1</meta:editing-cycles>
    <meta:generator>OpenOffice/4.1.5$Win32 OpenOffice.org_project/415m1$Build-9789</meta:generator>
  </office:meta>
</office:document-meta>
</file>